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r.executeDOM( final XMLConsumer consumer , Node node , boolean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r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oker.executeNode( final XMLConsumer consumer , Object val , boolean stripRoo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voker.executeNode( final XMLConsumer consumer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r.toDOMNodeList( String elementName , Instruction si , ExpressionContext expressionContext , ExecutionContext executionContext , MacroContext macro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ker.executeDOM( final XMLConsumer consumer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